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4.666cm" fo:min-width="4.41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3.542cm" fo:min-width="3.29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2.474cm" fo:min-width="2.224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ed1c24" draw:marker-start-width="0.252cm" draw:marker-end-width="0.252cm" draw:fill="none" draw:textarea-horizontal-align="justify" draw:textarea-vertical-align="middle" draw:auto-grow-height="false" fo:min-height="1.344cm" fo:min-width="1.09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375cm" draw:shadow="hidden"/>
    </style:style>
    <style:style style:name="gr7" style:family="graphic" style:parent-style-name="standard">
      <style:graphic-properties svg:stroke-color="#ed1c24" draw:fill="none" draw:fill-color="#ffffff" draw:textarea-horizontal-align="justify" draw:textarea-vertical-align="middle" draw:auto-grow-height="false" fo:min-height="5.974cm" fo:min-width="5.7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fo:text-shadow="none" fo:font-weight="bold" style:font-size-asian="12pt" style:font-size-complex="12pt"/>
    </style:style>
    <style:style style:name="P3" style:family="paragraph">
      <loext:graphic-properties draw:fill="none" draw:fill-color="#ffffff"/>
      <style:text-properties fo:font-size="12pt" fo:text-shadow="none" fo:font-weight="bold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7cm" svg:x="6.9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41cm" svg:height="5.41cm" svg:x="7.7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9cm" svg:height="3.9cm" svg:x="8.5cm" svg:y="1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2.3cm" svg:height="2.3cm" svg:x="9.3cm" svg:y="1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6.6cm" svg:y1="14.8cm" svg:x2="14.3cm" svg:y2="14.8cm">
          <text:p/>
        </draw:line>
        <draw:line draw:style-name="gr5" draw:text-style-name="P1" draw:layer="layout" svg:x1="10.4cm" svg:y1="18.6cm" svg:x2="10.4cm" svg:y2="10.9cm">
          <text:p/>
        </draw:line>
        <draw:frame draw:style-name="gr6" draw:text-style-name="P3" draw:layer="layout" svg:width="0.913cm" svg:height="0.725cm" svg:x="9.29cm" svg:y="13.66cm">
          <draw:text-box>
            <text:p text:style-name="P2"><text:span text:style-name="T1">0°</text:span></text:p>
          </draw:text-box>
        </draw:frame>
        <draw:frame draw:style-name="gr6" draw:text-style-name="P3" draw:layer="layout" svg:width="0.913cm" svg:height="0.725cm" svg:x="8.001cm" svg:y="12.601cm">
          <draw:text-box>
            <text:p text:style-name="P2"><text:span text:style-name="T1">2°</text:span></text:p>
          </draw:text-box>
        </draw:frame>
        <draw:frame draw:style-name="gr6" draw:text-style-name="P3" draw:layer="layout" svg:width="0.913cm" svg:height="0.725cm" svg:x="8.651cm" svg:y="13.15cm">
          <draw:text-box>
            <text:p text:style-name="P2"><text:span text:style-name="T1">1°</text:span></text:p>
          </draw:text-box>
        </draw:frame>
        <draw:frame draw:style-name="gr6" draw:text-style-name="P3" draw:layer="layout" svg:width="0.913cm" svg:height="0.725cm" svg:x="7.402cm" svg:y="12.101cm">
          <draw:text-box>
            <text:p text:style-name="P2"><text:span text:style-name="T1">3°</text:span></text:p>
          </draw:text-box>
        </draw:frame>
        <draw:custom-shape draw:style-name="gr7" draw:text-style-name="P4" draw:layer="layout" svg:width="8.8cm" svg:height="8.8cm" svg:x="6.1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4T20:06:26.040000000</dc:date>
    <meta:editing-duration>PT10H16M23S</meta:editing-duration>
    <meta:editing-cycles>4</meta:editing-cycles>
    <meta:generator>LibreOffice/5.4.5.1$Windows_X86_64 LibreOffice_project/79c9829dd5d8054ec39a82dc51cd9eff340dbee8</meta:generator>
    <meta:document-statistic meta:object-count="11"/>
  </office:meta>
</office:document-meta>
</file>